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f235" officeooo:paragraph-rsid="0003f235"/>
    </style:style>
    <style:style style:name="P2" style:family="paragraph" style:parent-style-name="Standard">
      <style:text-properties officeooo:rsid="00057120" officeooo:paragraph-rsid="00057120"/>
    </style:style>
    <style:style style:name="P3" style:family="paragraph" style:parent-style-name="Standard">
      <style:text-properties officeooo:rsid="00057120" officeooo:paragraph-rsid="00059575"/>
    </style:style>
    <style:style style:name="P4" style:family="paragraph" style:parent-style-name="Standard">
      <style:text-properties officeooo:rsid="0008fb91" officeooo:paragraph-rsid="0008fb91"/>
    </style:style>
    <style:style style:name="P5" style:family="paragraph" style:parent-style-name="Standard">
      <style:text-properties officeooo:rsid="00094300" officeooo:paragraph-rsid="00094300"/>
    </style:style>
    <style:style style:name="P6" style:family="paragraph" style:parent-style-name="Standard" style:list-style-name="L1">
      <style:text-properties officeooo:rsid="00094300" officeooo:paragraph-rsid="00094300"/>
    </style:style>
    <style:style style:name="T1" style:family="text">
      <style:text-properties officeooo:rsid="000595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586TB 20/2/2017</text:p>
      <text:p text:style-name="P1">24.782TB 20/3/2017</text:p>
      <text:p text:style-name="P1"/>
      <text:p text:style-name="P1">growth of approx 2.196TB over 28 days, or 78GB/day, 3.2GB/hr</text:p>
      <text:p text:style-name="P1"/>
      <text:p text:style-name="P1">In four years, the archive will be approaching 200TB, 0.2PB (this excludes dual-pol and new radars)</text:p>
      <text:p text:style-name="P1"/>
      <text:p text:style-name="P2">Hosting options:</text:p>
      <text:p text:style-name="P2"/>
      <text:p text:style-name="P3">AWS - <text:a xlink:type="simple" xlink:href="https://aws.amazon.com/earth/" text:style-name="Internet_20_link" text:visited-style-name="Visited_20_Internet_20_Link"><text:span text:style-name="T1">https://aws.amazon.com/earth/</text:span></text:a></text:p>
      <text:p text:style-name="P3">NCI geonetwork - <text:a xlink:type="simple" xlink:href="https://datacatalogue.nci.org.au/php/index.php" text:style-name="Internet_20_link" text:visited-style-name="Visited_20_Internet_20_Link">https://datacatalogue.nci.org.au/php/index.php</text:a> <text:a xlink:type="simple" xlink:href="https://www.rds.edu.au/earth-systems" text:style-name="Internet_20_link" text:visited-style-name="Visited_20_Internet_20_Link"><text:span text:style-name="T1">https://www.rds.edu.au/earth-systems</text:span></text:a></text:p>
      <text:p text:style-name="P2">TERN – more ecosystem - <text:a xlink:type="simple" xlink:href="http://www.tern.org.au/What-is-TERN-pg22570.html" text:style-name="Internet_20_link" text:visited-style-name="Visited_20_Internet_20_Link">http://www.tern.org.au/What-is-TERN-pg22570.html</text:a></text:p>
      <text:p text:style-name="P2">QCIF – QRIS - <text:a xlink:type="simple" xlink:href="https://www.qriscloud.org.au/" text:style-name="Internet_20_link" text:visited-style-name="Visited_20_Internet_20_Link">https://www.qriscloud.org.au/</text:a></text:p>
      <text:p text:style-name="P2"/>
      <text:p text:style-name="P4">Best option: NCI using THRREDS (already hosts bom seasonal prediction, ocean reference, POAMA catalogie and Observational data)</text:p>
      <text:p text:style-name="P4"/>
      <text:p text:style-name="P5">Questions:</text:p>
      <text:p text:style-name="P5"/>
      <text:list xml:id="list6585949710714629022" text:style-name="L1">
        <text:list-item>
          <text:p text:style-name="P6">License</text:p>
        </text:list-item>
        <text:list-item>
          <text:p text:style-name="P6">Access system</text:p>
        </text:list-item>
        <text:list-item>
          <text:p text:style-name="P6">NCI as an option (complete mess currentl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3:56.643101136</meta:creation-date>
    <dc:date>2017-04-24T11:43:01.258228555</dc:date>
    <meta:editing-duration>PT1H1M45S</meta:editing-duration>
    <meta:editing-cycles>3</meta:editing-cycles>
    <meta:generator>LibreOffice/5.1.6.2.0$Linux_X86_64 LibreOffice_project/10$Build-2</meta:generator>
    <meta:document-statistic meta:table-count="0" meta:image-count="0" meta:object-count="0" meta:page-count="1" meta:paragraph-count="14" meta:word-count="80" meta:character-count="666" meta:non-whitespace-character-count="601"/>
  </office:meta>
</office:document-meta>
</file>